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face style:name="Courier New1" svg:font-family="'Courier New'"/>
    <style:font-face style:name="Courier New" svg:font-family="'Courier New', Courier, Monospace"/>
    <style:font-face style:name="GB2312" svg:font-family="GB2312"/>
    <style:font-face style:name="SimSun" svg:font-family="SimSun"/>
    <style:font-face style:name="StarSymbol" svg:font-family="StarSymbol"/>
    <style:font-face style:name="Verdana" svg:font-family="Verdana"/>
    <style:font-face style:name="courier new" svg:font-family="'courier new', courier, monospace"/>
    <style:font-face style:name="verdana" svg:font-family="verdana, arial, helvetica"/>
    <style:font-face style:name="新宋体" svg:font-family="新宋体"/>
    <style:font-face style:name="楷体_GB23121" svg:font-family="楷体_GB2312"/>
    <style:font-face style:name="楷体_GB2312" svg:font-family="楷体_GB2312, sans-serif"/>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4.1667in" table:align="left"/>
    </style:style>
    <style:style style:name="Table1.A" style:family="table-column">
      <style:table-column-properties style:column-width="4.1667in"/>
    </style:style>
    <style:style style:name="Table1.A1" style:family="table-cell">
      <style:table-cell-properties style:vertical-align="middle" fo:padding="0.0313in" fo:border="none"/>
    </style:style>
    <style:style style:name="Table2" style:family="table">
      <style:table-properties style:width="5.2083in" table:align="left"/>
    </style:style>
    <style:style style:name="Table2.A" style:family="table-column">
      <style:table-column-properties style:column-width="2.2833in"/>
    </style:style>
    <style:style style:name="Table2.B" style:family="table-column">
      <style:table-column-properties style:column-width="0.7083in"/>
    </style:style>
    <style:style style:name="Table2.C" style:family="table-column">
      <style:table-column-properties style:column-width="2.216in"/>
    </style:style>
    <style:style style:name="Table2.A1" style:family="table-cell">
      <style:table-cell-properties fo:padding="0.0313in" fo:border="none"/>
    </style:style>
    <style:style style:name="P1" style:family="paragraph" style:parent-style-name="Heading_20_1">
      <style:paragraph-properties fo:break-before="page"/>
    </style:style>
    <style:style style:name="P2" style:family="paragraph" style:parent-style-name="Text_20_body">
      <style:paragraph-properties fo:margin-top="0in" fo:margin-bottom="0in"/>
    </style:style>
    <style:style style:name="P3" style:family="paragraph" style:parent-style-name="Text_20_body">
      <style:text-properties fo:color="#990066"/>
    </style:style>
    <style:style style:name="P4" style:family="paragraph" style:parent-style-name="Text_20_body">
      <style:paragraph-properties fo:margin-left="0in" fo:margin-right="0in" fo:margin-top="0in" fo:margin-bottom="0in" fo:text-align="start" style:justify-single-word="false" fo:text-indent="0in" style:auto-text-indent="false"/>
      <style:text-properties fo:font-size="10pt" fo:language="en" fo:country="US" fo:background-color="#ffffff"/>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margin-top="0in" fo:margin-bottom="0in" fo:text-align="start" style:justify-single-word="false" fo:text-indent="0in" style:auto-text-indent="false"/>
    </style:style>
    <style:style style:name="P7" style:family="paragraph" style:parent-style-name="Text_20_body">
      <style:paragraph-properties fo:margin-left="0in" fo:margin-right="0in" fo:margin-top="0in" fo:margin-bottom="0in" fo:text-align="start" style:justify-single-word="false" fo:text-indent="0in" style:auto-text-indent="false"/>
      <style:text-properties fo:background-color="#ffffff"/>
    </style:style>
    <style:style style:name="P8" style:family="paragraph" style:parent-style-name="Text_20_body">
      <style:paragraph-properties fo:margin-left="0in" fo:margin-right="0in" fo:margin-top="0in" fo:margin-bottom="0in" fo:text-align="start" style:justify-single-word="false" fo:text-indent="0in" style:auto-text-indent="false"/>
      <style:text-properties fo:font-size="10pt" fo:language="en" fo:country="US" fo:font-weight="bold" fo:background-color="#ffffff"/>
    </style:style>
    <style:style style:name="P9" style:family="paragraph" style:parent-style-name="Text_20_body">
      <style:paragraph-properties fo:margin-left="0in" fo:margin-right="0in" fo:margin-top="0in" fo:margin-bottom="0in" fo:text-indent="0in" style:auto-text-indent="false"/>
      <style:text-properties fo:font-size="10pt" fo:language="en" fo:country="US" fo:background-color="#ffffff"/>
    </style:style>
    <style:style style:name="P10" style:family="paragraph" style:parent-style-name="Preformatted_20_Text">
      <style:paragraph-properties fo:margin-top="0in" fo:margin-bottom="0.1965in"/>
    </style:style>
    <style:style style:name="P11" style:family="paragraph" style:parent-style-name="Text_20_body">
      <style:paragraph-properties fo:margin-left="0in" fo:margin-right="0in" fo:margin-top="0.0835in" fo:margin-bottom="0.0835in" fo:text-indent="0in" style:auto-text-indent="false"/>
    </style:style>
    <style:style style:name="P12" style:family="paragraph" style:parent-style-name="Heading_20_1">
      <style:paragraph-properties fo:break-before="page"/>
      <style:text-properties fo:font-size="10pt"/>
    </style:style>
    <style:style style:name="P13" style:family="paragraph" style:parent-style-name="Heading_20_1">
      <style:paragraph-properties fo:break-before="page"/>
      <style:text-properties style:font-size-asian="10pt"/>
    </style:style>
    <style:style style:name="T1" style:family="text">
      <style:text-properties fo:font-size="10pt" fo:font-weight="bold" fo:background-color="#ffffff"/>
    </style:style>
    <style:style style:name="T2" style:family="text">
      <style:text-properties fo:background-color="#ffffff"/>
    </style:style>
    <style:style style:name="T3" style:family="text">
      <style:text-properties fo:font-size="10pt" fo:background-color="#ffffff"/>
    </style:style>
    <style:style style:name="T4" style:family="text">
      <style:text-properties fo:font-size="10pt"/>
    </style:style>
    <style:style style:name="T5" style:family="text">
      <style:text-properties fo:font-size="10pt" fo:font-weight="bold"/>
    </style:style>
    <style:style style:name="T6" style:family="text" style:parent-style-name="Strong_20_Emphasis">
      <style:text-properties fo:font-size="14pt"/>
    </style:style>
    <style:style style:name="T7" style:family="text">
      <style:text-properties fo:font-style="italic"/>
    </style:style>
    <style:style style:name="T8" style:family="text" style:parent-style-name="Source_20_Text">
      <style:text-properties style:font-name="新宋体"/>
    </style:style>
    <style:style style:name="T9" style:family="text">
      <style:text-properties fo:color="#990033"/>
    </style:style>
    <style:style style:name="T10" style:family="text">
      <style:text-properties fo:color="#990033" fo:font-weight="bold"/>
    </style:style>
    <style:style style:name="T11" style:family="text">
      <style:text-properties fo:font-weight="bold"/>
    </style:style>
    <style:style style:name="T12" style:family="text">
      <style:text-properties style:font-name="courier new"/>
    </style:style>
    <style:style style:name="T13" style:family="text">
      <style:text-properties style:font-size-asian="10pt"/>
    </style:style>
    <style:style style:name="T14" style:family="text">
      <style:text-properties fo:font-size="10pt"/>
    </style:style>
    <style:style style:name="T15" style:family="text">
      <style:text-properties style:font-name-asian="SimSun" style:font-size-asian="10pt" style:language-asian="zh" style:country-asian="CN"/>
    </style:style>
    <style:style style:name="T16" style:family="text">
      <style:text-properties style:font-name-asian="SimSun" style:font-size-asian="10pt" style:language-asian="zh" style:country-asian="CN"/>
    </style:style>
    <style:style style:name="T17" style:family="text">
      <style:text-properties style:font-size-asian="10pt"/>
    </style:style>
    <style:style style:name="T18" style:family="text">
      <style:text-properties style:font-name="courier new" fo:font-size="10pt"/>
    </style:style>
    <style:style style:name="Sect1" style:family="section">
      <style:section-properties fo:margin-left="0in" fo:margin-right="0in"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Ruby on Rails</text:h>
      <text:section text:style-name="Sect1" text:name="main">
        <text:p text:style-name="P2">跟<text:a xlink:type="simple" xlink:href="http://blog.csdn.net/myan">myan</text:a>一起学习了一下午。一开始的话题是<text:a xlink:type="simple" xlink:href="http://groovy.codehaus.org/">Groovy</text:a>，就我看到的情况，不管做web应用还是处理XML，凡是Groovy能写的程序，Java就没有比Groovy写得简单的。然后话题又扯到了<text:a xlink:type="simple" xlink:href="http://www.csdn.net/news/newstopic/20/20503.shtml">Cω</text:a>，俩人坐在一块看介绍文章，感觉Cω处理XML和SQL的方式确实有新意，但是强类型声明使它的语法相当难看。看起来，脚本语言应该是下一代语言的基本范式，起码强类型声明不能再要了。实际上，按照Cω现在拥有的语境判断能力，处理类型应该是很轻松的事。<text:line-break/><text:line-break/>看完Cω中场休息，然后开始看<text:a xlink:type="simple" xlink:href="http://www.rubyonrails.org/">Ruby on Rails</text:a>。按照<text:a xlink:type="simple" xlink:href="http://www.onlamp.com/pub/a/onlamp/2005/01/20/rails.html?page=1">O'Reilly LAMP上的一篇文章</text:a>介绍，我动手做了一个简单的web应用，包括对一个model的CRUD操作，并且定制了view。除去安装<text:a xlink:type="simple" xlink:href="http://www.ruby-lang.org/">Ruby</text:a>和Rails的时间，总共耗时5分钟，编写代码4行（含修改配置文件）。除了考虑到Ruby没办法很轻松地访问企业级基础设施服务之外，用Rails来做小型web应用简直是太轻松了。并且根据<text:a xlink:type="simple" xlink:href="http://csdn.net/news/newstopic/20/20514.shtml">Justin Gehtland的评测</text:a>，Ruby on Rails做出应用程序的性能甚至比基于Struts和Hibernate的Java应用高了15%~30%。<text:line-break/><text:line-break/>语言和平台的简化似乎已经迫在眉睫了，不论Java 5.0或者C# 2.0，在这条路上的步子似乎还嫌小了一些。Ruby on Rails和<text:a xlink:type="simple" xlink:href="http://www.ironpython.com/">IronPython</text:a>都是脚本语言在企业化方向上激动人心的进展。Rails的一大特点是“重视约定俗成胜于配置”（convention over configuration），细想想，J2EE的很多XML配置确实是??在80%的情况下??毫无必要的。</text:p>
        <text:p text:style-name="P2">2005年04月8日, 星期五 17:53 (617985)</text:p>
      </text:section>
      <text:section text:style-name="Sect1" text:name="Section1">
        <text:h text:style-name="P1" text:outline-level="1" text:is-list-header="true"><text:bookmark text:name="main"/>Groovy也要on Rails了</text:h>
        <text:p text:style-name="Text_20_body">Dion Almaer：<text:a xlink:type="simple" xlink:href="http://www.almaer.com/blog/archives/000985.html">Groovy on Rails</text:a></text:p>
        <text:p text:style-name="P3">It was bound to happen. The Groovy folk have seen the boon from Ruby on Rails, and want to get in on some of that action :)</text:p>
        <text:p text:style-name="Text_20_body">看 起来这Rails就已然被视为正轨亚~~然则作为一个平台，Rails本身积累的知识固然很有价值，而更重要的价值在于它如何帮助用户积累更多的知识，否 则它就只能是一个玩具，而不是MDA的平台。所以下面需要关注的是，Rails的套路如何积累用户的业务知识。譬如说，<text:a xlink:type="simple" xlink:href="http://www.rubyonrails.org/">RoR</text:a>已然提供了“如何实现CRUD”这项知识，它是否能帮助积累更多的业务知识，将决定它的价值，毕竟光有CRUD仍素远未够班的亚。</text:p>
        <text:p text:style-name="P2">2005年07月4日, 星期一 14:49 (790844)</text:p>
      </text:section>
      <text:section text:style-name="Sect1" text:name="Section2">
        <text:h text:style-name="P1" text:outline-level="1" text:is-list-header="true"><text:bookmark text:name="main1"/>Metadata in Ruby</text:h>
        <text:p text:style-name="P4"># assume a scene: some user-names are invalid</text:p>
        <text:p text:style-name="P4"># when derive a concrete User implementation class</text:p>
        <text:p text:style-name="P4"># we wish simply annotate which names should be forbidden in this class</text:p>
        <text:p text:style-name="P5"> </text:p>
        <text:p text:style-name="P6"><text:span text:style-name="T1">require</text:span><text:span text:style-name="T2"> </text:span><text:span text:style-name="T3">"active_support/class_inheritable_attributes"</text:span></text:p>
        <text:p text:style-name="P5"> </text:p>
        <text:p text:style-name="P6"><text:span text:style-name="T1">class</text:span><text:span text:style-name="T2"> </text:span><text:span text:style-name="T3">User</text:span></text:p>
        <text:p text:style-name="P7">  <text:span text:style-name="T4">include ClassInheritableAttributes</text:span></text:p>
        <text:p text:style-name="P7">  <text:span text:style-name="T5">def</text:span><text:span text:style-name="T4"> </text:span><text:span text:style-name="T4">initialize(name, age)</text:span></text:p>
        <text:p text:style-name="P7">    <text:span text:style-name="T4">invalid_names = </text:span><text:span text:style-name="T5">self</text:span><text:span text:style-name="T4">.</text:span><text:span text:style-name="T5">class</text:span><text:span text:style-name="T4">.get_invalid_names </text:span><text:span text:style-name="T4"># invoke class method</text:span></text:p>
        <text:p text:style-name="P7">    <text:span text:style-name="T5">if</text:span><text:span text:style-name="T4">(invalid_names != </text:span><text:span text:style-name="T5">nil</text:span><text:span text:style-name="T4">)</text:span></text:p>
        <text:p text:style-name="P7">      <text:span text:style-name="T4">invalid_names.each </text:span><text:span text:style-name="T5">do</text:span><text:span text:style-name="T4"> </text:span><text:span text:style-name="T4">|name_symbol| </text:span></text:p>
        <text:p text:style-name="P7">        <text:span text:style-name="T4">invalid_name = name_symbol.to_s</text:span></text:p>
        <text:p text:style-name="P7">        <text:span text:style-name="T5">if</text:span><text:span text:style-name="T4">(invalid_name == name) </text:span></text:p>
        <text:p text:style-name="P7">          <text:span text:style-name="T5">raise</text:span><text:span text:style-name="T4"> </text:span><text:span text:style-name="T4">"Cannot use this name : " </text:span><text:span text:style-name="T4">+ name</text:span></text:p>
        <text:p text:style-name="P7">        <text:span text:style-name="T5">end</text:span></text:p>
        <text:p text:style-name="P7">      <text:span text:style-name="T5">end</text:span></text:p>
        <text:p text:style-name="P7">    <text:span text:style-name="T5">end</text:span></text:p>
        <text:p text:style-name="P7">    <text:span text:style-name="T4">@name = name</text:span></text:p>
        <text:p text:style-name="P7">    <text:span text:style-name="T4">@age = age</text:span></text:p>
        <text:p text:style-name="P7">  <text:span text:style-name="T5">end</text:span></text:p>
        <text:p text:style-name="P7">  </text:p>
        <text:p text:style-name="P7">  <text:span text:style-name="T5">class</text:span><text:span text:style-name="T4"> </text:span><text:span text:style-name="T4">&lt;&lt;</text:span><text:span text:style-name="T5">self</text:span></text:p>
        <text:p text:style-name="P7">    <text:span text:style-name="T4"># class method can be used to set up meta-data</text:span></text:p>
        <text:p text:style-name="P7">    <text:span text:style-name="T5">def</text:span><text:span text:style-name="T4"> </text:span><text:span text:style-name="T4">invalid_names(*names)</text:span></text:p>
        <text:p text:style-name="P7">       <text:span text:style-name="T4">write_inheritable_array(</text:span><text:span text:style-name="T4">"invalid_names"</text:span><text:span text:style-name="T4">, names)</text:span></text:p>
        <text:p text:style-name="P7">    <text:span text:style-name="T5">end</text:span></text:p>
        <text:p text:style-name="P7">    </text:p>
        <text:p text:style-name="P7">    <text:span text:style-name="T4"># and meta-data would be read via class method</text:span></text:p>
        <text:p text:style-name="P7">    <text:span text:style-name="T5">def</text:span><text:span text:style-name="T4"> </text:span><text:span text:style-name="T4">get_invalid_names</text:span></text:p>
        <text:p text:style-name="P7">      <text:span text:style-name="T4">read_inheritable_attribute(</text:span><text:span text:style-name="T4">"invalid_names"</text:span><text:span text:style-name="T4">)</text:span></text:p>
        <text:p text:style-name="P7">    <text:span text:style-name="T5">end</text:span></text:p>
        <text:p text:style-name="P7">  <text:span text:style-name="T5">end</text:span></text:p>
        <text:p text:style-name="P8">end</text:p>
        <text:p text:style-name="P5"> </text:p>
        <text:p text:style-name="P6"><text:span text:style-name="T1">class</text:span><text:span text:style-name="T2"> </text:span><text:span text:style-name="T3">UserImpl &lt; User</text:span></text:p>
        <text:p text:style-name="P7">  <text:span text:style-name="T4">invalid_names :fuck, :damn  </text:span><text:span text:style-name="T4"># meta-data passed in as Symbols</text:span></text:p>
        <text:p text:style-name="P8">end</text:p>
        <text:p text:style-name="P5"> </text:p>
        <text:p text:style-name="P4">u1 = UserImpl.new("Gigix", 24)  # will success</text:p>
        <text:p text:style-name="P8">begin</text:p>
        <text:p text:style-name="P7">  <text:span text:style-name="T4">u2 = UserImpl.new(</text:span><text:span text:style-name="T4">"fuck"</text:span><text:span text:style-name="T4">, 24) </text:span><text:span text:style-name="T4"># will raise a RuntimeError</text:span></text:p>
        <text:p text:style-name="P6"><text:span text:style-name="T1">rescue</text:span><text:span text:style-name="T2"> </text:span><text:span text:style-name="T3">RuntimeError =&gt; e</text:span></text:p>
        <text:p text:style-name="P8">end</text:p>
        <text:p text:style-name="P9">u3 = User.new("fuck", 24)       # will success, User class not forbid any name</text:p>
        <text:p text:style-name="P2">2005年08月29日, 星期一 11:22 (943050)</text:p>
      </text:section>
      <text:section text:style-name="Sect1" text:name="Section3">
        <text:h text:style-name="P1" text:outline-level="1" text:is-list-header="true"><text:bookmark text:name="main2"/>Object.method_missing</text:h>
        <text:p text:style-name="Text_20_body">(from Programming Ruby : <text:a xlink:type="simple" xlink:href="http://www.rubycentral.com/book/ref_c_object.html#Object.method_missing">http://www.rubycentral.com/book/ref_c_object.html#Object.method_missing</text:a>)</text:p>
        <text:p text:style-name="Text_20_body"><text:bookmark text:name="Object.method_missing"/><text:span text:style-name="T6">method_missing</text:span></text:p>
        <text:p text:style-name="Text_20_body"><text:span text:style-name="Emphasis">obj</text:span>.method_missing( <text:span text:style-name="T7">aSymbol</text:span> <text:span text:style-name="T7">[</text:span>, <text:span text:style-name="T7">*args</text:span> <text:span text:style-name="T7">]</text:span> ) -&gt; <text:span text:style-name="T7">anObject</text:span></text:p>
        <text:p text:style-name="Text_20_body">Invoked by Ruby when <text:span text:style-name="T7">obj</text:span> is sent a message it cannot handle. <text:span text:style-name="T7">aSymbol</text:span> is the symbol for the method called, and <text:span text:style-name="T7">args</text:span> are any arguments that were passed to it. The example below creates a class <text:span text:style-name="T8">Roman</text:span>, which responds to methods with names consisting of roman numerals, returning the corresponding integer values. </text:p>
        <table:table table:name="Table1" table:style-name="Table1">
          <table:table-column table:style-name="Table1.A"/>
          <table:table-row>
            <table:table-cell table:style-name="Table1.A1" office:value-type="string">
              <text:p text:style-name="Preformatted_20_Text">class Roman</text:p>
              <text:p text:style-name="Preformatted_20_Text">  def romanToInt(str)</text:p>
              <text:p text:style-name="Preformatted_20_Text">    # ...</text:p>
              <text:p text:style-name="Preformatted_20_Text">  end</text:p>
              <text:p text:style-name="Preformatted_20_Text">  def method_missing(methId)</text:p>
              <text:p text:style-name="Preformatted_20_Text">    str = methId.id2name</text:p>
              <text:p text:style-name="Preformatted_20_Text">    romanToInt(str)</text:p>
              <text:p text:style-name="Preformatted_20_Text">  end</text:p>
              <text:p text:style-name="P10">end</text:p>
            </table:table-cell>
          </table:table-row>
        </table:table>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Table_20_Contents"><text:span text:style-name="T8">r = Roman.new</text:span> </text:p>
            </table:table-cell>
            <table:covered-table-cell/>
            <table:covered-table-cell/>
          </table:table-row>
          <table:table-row>
            <table:table-cell table:style-name="Table2.A1" office:value-type="string">
              <text:p text:style-name="Table_20_Contents"><text:span text:style-name="T8">r.iv</text:span> </text:p>
            </table:table-cell>
            <table:table-cell table:style-name="Table2.A1" office:value-type="string">
              <text:p text:style-name="Table_20_Contents">»</text:p>
            </table:table-cell>
            <table:table-cell table:style-name="Table2.A1" office:value-type="string">
              <text:p text:style-name="Table_20_Contents"><text:span text:style-name="T8">4</text:span> </text:p>
            </table:table-cell>
          </table:table-row>
          <table:table-row>
            <table:table-cell table:style-name="Table2.A1" office:value-type="string">
              <text:p text:style-name="Table_20_Contents"><text:span text:style-name="T8">r.xxiii</text:span> </text:p>
            </table:table-cell>
            <table:table-cell table:style-name="Table2.A1" office:value-type="string">
              <text:p text:style-name="Table_20_Contents">»</text:p>
            </table:table-cell>
            <table:table-cell table:style-name="Table2.A1" office:value-type="string">
              <text:p text:style-name="Table_20_Contents"><text:span text:style-name="T8">23</text:span> </text:p>
            </table:table-cell>
          </table:table-row>
          <table:table-row>
            <table:table-cell table:style-name="Table2.A1" office:value-type="string">
              <text:p text:style-name="Table_20_Contents"><text:span text:style-name="T8">r.mm</text:span> </text:p>
            </table:table-cell>
            <table:table-cell table:style-name="Table2.A1" office:value-type="string">
              <text:p text:style-name="Table_20_Contents">»</text:p>
            </table:table-cell>
            <table:table-cell table:style-name="Table2.A1" office:value-type="string">
              <text:p text:style-name="Table_20_Contents"><text:span text:style-name="T8">2000</text:span> </text:p>
            </table:table-cell>
          </table:table-row>
        </table:table>
        <text:p text:style-name="P2">2005年09月16日, 星期五 11:26 (971880)</text:p>
      </text:section>
      <text:section text:style-name="Sect1" text:name="Section4">
        <text:h text:style-name="P1" text:outline-level="1" text:is-list-header="true"><text:bookmark text:name="main3"/>WEBrick's Deadlock Bug And Solution</text:h>
        <text:p text:style-name="Text_20_body"># File: /app/controllers/test_controller<text:line-break/>require 'open-uri'</text:p>
        <text:p text:style-name="Text_20_body">class TestController &lt; ApplicationController<text:line-break/>  def test1<text:line-break/>    render :text =&gt; "Hello, World!"<text:line-break/>  end<text:line-break/>  <text:line-break/>  def test2<text:line-break/>    url = url_for :controller =&gt; 'test', :action =&gt; 'test1'<text:line-break/>    result = ''<text:line-break/>    open(url) do |http|<text:line-break/>      result = http.read<text:line-break/>    end<text:line-break/>    render :text =&gt; result<text:line-break/>  end<text:line-break/>end<text:line-break/># file end<text:line-break/># when accessing /test/test2 under WEBrick, will deadlock and timeout</text:p>
        <text:p text:style-name="Text_20_body">A great tutorial on <text:a xlink:type="simple" xlink:href="http://www.loudthinking.com/arc/000328.html" office:target-frame-name="_blank" xlink:show="new">Setting up Rails on Windows</text:a>, lesson 3 is about <text:a xlink:type="simple" xlink:href="http://www.leetsoft.com/rails/lesson3.html" office:target-frame-name="_blank" xlink:show="new">Making the jump from WEBrick to Apache</text:a>.</text:p>
        <text:p text:style-name="P2">2005年09月23日, 星期五 13:17 (980091)</text:p>
      </text:section>
      <text:section text:style-name="Sect1" text:name="Section5">
        <text:h text:style-name="P1" text:outline-level="1" text:is-list-header="true"><text:bookmark text:name="main4"/>RoR，再往前走一步</text:h>
        <text:p text:style-name="Text_20_body"><text:a xlink:type="simple" xlink:href="http://www.rubyonrails.org/">Ruby on Rails</text:a>真的开始热门了。现在已经走过了初期宣传的阶段，开始有早期尝试者，譬如<text:a xlink:type="simple" xlink:href="http://www.ezzuo.com/help/about">易做网</text:a>。而现在的问题是，<text:a xlink:type="simple" xlink:href="http://groups.google.com/group/rubyonrails/browse_thread/thread/4710b6f79b7d7653/fac6ab7b66edcf7e#fac6ab7b66edcf7e">RoR能不能承担大规模企业应用的需要</text:a>？ 当然我目前并没有想到究竟什么状况下它可能承担不了，关于“能否支持LDAP”的问题，potian的回答是“可以”。但仍然会希望，如果在某个时候 RoR搞不定了，J2EE（现在流行叫JavaEE）能不能come to rescue。如果有这样一条途径，那么就会有更多的人、更多的项目敢于尝试RoR。所以，这是很重要的一步。</text:p>
        <text:p text:style-name="Text_20_body">而对于这一问题，目前的资料都是语焉不详的??如果不是全然无涉的话。IBM developerWorks有一篇“<text:a xlink:type="simple" xlink:href="http://www-128.ibm.com/developerworks/linux/library/wa-rubyonrails/?ca=dgr-lnxw01RubyAndJ2EE">Ruby on Rails and J2EE</text:a>”，TSS也有<text:a xlink:type="simple" xlink:href="http://www.theserverside.com/news/thread.tss?thread_id=35202">一篇同名文章</text:a>， 但着重的都是comparison而不是collaboration。这类文章只在初期宣传时有用，真正进入尝试期就没有什么帮助了。同样，可以看到，在 RoR新闻组上的讨论也是有始无终。看起来，只有再等一段时间，等RoR实际项目的负面报道出来了，大家才会真正重视这个“关键一步”。</text:p>
        <text:p text:style-name="P2">2005年09月6日, 星期二 16:41 (957403)</text:p>
      </text:section>
      <text:section text:style-name="Sect1" text:name="Section6">
        <text:h text:style-name="P1" text:outline-level="1" text:is-list-header="true"><text:bookmark text:name="main5"/>Why Ruby on Rails</text:h>
        <text:p text:style-name="P2">(there's an image)</text:p>
        <text:p text:style-name="P2">2005年10月12日, 星期三 09:04 (1001382)</text:p>
      </text:section>
      <text:section text:style-name="Sect1" text:name="Section7">
        <text:h text:style-name="P1" text:outline-level="1" text:is-list-header="true"><text:bookmark text:name="main6"/>Interesting Thread on RoR</text:h>
        <text:p text:style-name="P2">Michael Yuan: <text:a xlink:type="simple" xlink:href="http://www.enterprisej2me.com/blog/java/?postid=145">Is Ruby replacing Java? Not so fast!</text:a><text:line-break/><text:line-break/><text:span text:style-name="T9">The question regarding to Ruby versus Java is NOT how much more advanced RoR is compared with Java EE -- the real question is whether Java EE is </text:span><text:span text:style-name="T10">good enough</text:span><text:span text:style-name="T9"> for most developers.</text:span><text:line-break/><text:line-break/>Obie's response: <text:a xlink:type="simple" xlink:href="http://jroller.com/page/obie?entry=recovering_data_integrity_addicts_and">Unwitting Ruby Evangelist</text:a><text:line-break/><text:line-break/><text:span text:style-name="T9">Totally subversive move. I mean, is this Michael Yuan guy secretly a Ruby evangelist or something? Sure, he claims to doubt that Ruby will catch on in the enterprise, but between the lines of his comments, the message rings true: Ruby is superior to what's out there now.</text:span><text:line-break/><text:line-break/>(BTW, don't you know our <text:a xlink:type="simple" xlink:href="http://blogs.thoughtworks.com/">Planet TW</text:a> yet?)<text:line-break/><text:line-break/>And DHH's response: <text:a xlink:type="simple" xlink:href="http://www.loudthinking.com/arc/000538.html">Why Java (presumably) won't go anywhere soon</text:a><text:line-break/><text:line-break/><text:span text:style-name="T9">If you agree to those assumptions, Michael is absolutely right. And lots of software shops, managers, and apparently some programmers do. Not Rails, not any other innovation, evolution, or revolution in software is going to change that any time soon. This is ingrained baggage.</text:span><text:line-break/><text:line-break/>Aha, he's talking about <text:span text:style-name="T11">baggage</text:span>. You <text:a xlink:type="simple" xlink:href="http://www.bjug.org/">BJUG</text:a> guys, don't you think it's laughable?</text:p>
        <text:p text:style-name="P2">2005年11月13日, 星期日 14:16 (1058407)</text:p>
      </text:section>
      <text:section text:style-name="Sect1" text:name="Section8">
        <text:h text:style-name="P1" text:outline-level="1" text:is-list-header="true"><text:bookmark text:name="main7"/>厦门Ruby学习组</text:h>
        <text:p text:style-name="P2">Perryn Fowler: <text:a xlink:type="simple" xlink:href="http://www.jroller.com/page/perryn/?anchor=ruby_tuesday_in_china">Ruby Tuesday in China</text:a><text:line-break/><text:line-break/>厦门的同学们可以先插一脚了……我也很想去参加的说……</text:p>
        <text:p text:style-name="P2">2005年11月2日, 星期三 08:47 (1033265)</text:p>
      </text:section>
      <text:section text:style-name="Sect1" text:name="Section9">
        <text:h text:style-name="P1" text:outline-level="1" text:is-list-header="true"><text:bookmark text:name="main8"/>How hot Rails is?</text:h>
        <text:p text:style-name="Text_20_body"><text:span text:style-name="T11">Rails and Zvents on Digital Life TV</text:span><text:line-break/> Tyler Kovacs, CTO of Zvents, had a great segment in the <text:a xlink:type="simple" xlink:href="http://digitallifetv.com/blogs/digitallifetv/archive/2005/10/18/1392.aspx">DigitalLife TV episode 10</text:a> where he got to showcase his Rails application and talk about Ruby on Rails and Ajax in general. Thanks a bunch for the kind words, Tyler. It’s great to see Rails getting some TV coverage.<text:line-break/><text:line-break/><text:span text:style-name="T11">Ruby on Rails at News.com and ZDNet</text:span><text:line-break/> Ruby on Rails chases simplicity in programming is a the title of a very positive Rails article that’s running both <text:a xlink:type="simple" xlink:href="http://news.com.com/Ruby+on+Rails+chases+simplicity+in+programming/2100-1007_3-5920169.html?tag=nefd.lede">on News.com</text:a> and <text:a xlink:type="simple" xlink:href="http://news.zdnet.com/2100-3513_22-5920169.html?tag=nl.e589">on ZDNet</text:a>.</text:p>
        <text:p text:style-name="Text_20_body">It's so cool then. Have you ever seen a technical framework focused by somehow popular media? So Rails is different. </text:p>
        <text:p text:style-name="P2">2005年11月2日, 星期三 10:56 (1033489)</text:p>
      </text:section>
      <text:section text:style-name="Sect1" text:name="Section10">
        <text:h text:style-name="P1" text:outline-level="1" text:is-list-header="true"><text:bookmark text:name="main9"/>Why Ruby Over Java</text:h>
        <text:p text:style-name="P2">1、企业应用的契约不仅存在于各个程序模块之间，也存在于程序模块与外部系统之间。最常见的外部系统就是数据库。使用ORM的情况下，domain object的属性定义与数据库表的字段定义存在隐含的契约规定。这是一种语义契约。<text:line-break/><text:line-break/>2、为了确保上述语义契约，采用了各种方法。譬如根据domain object生成表结构，或者根据表结构生成domain object，或者在domain object中动态映射表结构。第三种做法是ActiveRecord的做法，得益于Ruby的<text:a xlink:type="simple" xlink:href="http://www.ntecs.de/old-hp/s-direktnet/rb/ruby.pdf">method-missing</text:a>。在动态代理的帮助下实现method-missing并不困难，但<text:span text:style-name="T12">user.getName()</text:span>通不过Java的编译。<text:line-break/><text:line-break/>3、Java的类型系统??如徐x在“<text:a xlink:type="simple" xlink:href="http://www.blogjava.net/raimundox/archive/2005/12/21/24891.html">丧钟为谁鸣（3）</text:a>”所说??试图用类型契约代替（或者说，作为）语义契约。在不涉及外部系统的情况下，这一代替基本上有效；但在外部系统（数据库）出现之后，类型契约无法保证语义契约。（譬如说，<text:span text:style-name="T12">user.getName()</text:span>可以是合法的调用，但不保证数据库有<text:span text:style-name="T12">NAME</text:span>字段。）<text:line-break/><text:line-break/>4、 Ruby放弃静态类型契约，因此用最简的方式保持domain object与数据库的语义契约。失去静态类型检查的程序可能更多地受害于typo，但帮助Java减少这种损害的是IDE和单元测试，不是编译器。对于 外部系统的语义契约，Java程序也只能求助于单元测试。如果有合适的IDE，Ruby并不比Java更容易出错。<text:line-break/><text:line-break/>5、依靠ActiveRecord保持语义契约，使domain object无需重复数据库的字段信息。这是Rails优于J2EE的重要原因。</text:p>
        <text:p text:style-name="P2">2006年02月8日, 星期三 13:42 (1129175)</text:p>
      </text:section>
      <text:section text:style-name="Sect1" text:name="Section11">
        <text:h text:style-name="P1" text:outline-level="1" text:is-list-header="true"><text:bookmark text:name="main10"/>RoR Book Is Coming</text:h>
        <text:p text:style-name="P2"><text:a xlink:type="simple" xlink:href="http://blog.csdn.net/gigix/archive/2006/06/20/816557.aspx">敏捷的奇迹??《应用Rails进行敏捷Web开发》代译序</text:a><text:line-break/><text:line-break/><text:a xlink:type="simple" xlink:href="http://blog.csdn.net/ruby_on_rails_2006/archive/2006/06/21/818166.aspx">应用Rails进行敏捷Web开发??目录</text:a><text:line-break/><text:line-break/><text:a xlink:type="simple" xlink:href="http://blog.csdn.net/ruby_on_rails_2006"><text:span text:style-name="T13">出版社为它创建的</text:span></text:a><text:a xlink:type="simple" xlink:href="http://blog.csdn.net/ruby_on_rails_2006"><text:span text:style-name="T14">Blog</text:span></text:a><text:span text:style-name="T4"><text:line-break/><text:line-break/></text:span><text:a xlink:type="simple" xlink:href="http://www.dearbook.com.cn/book/109115"><text:span text:style-name="T14">(there's an image) </text:span></text:a></text:p>
        <text:p text:style-name="P2"><text:a xlink:type="simple" xlink:href="http://www.dearbook.com.cn/book/109115"><text:span text:style-name="T14">2006</text:span></text:a><text:a xlink:type="simple" xlink:href="http://www.dearbook.com.cn/book/109115"><text:span text:style-name="T13">年</text:span></text:a><text:a xlink:type="simple" xlink:href="http://www.dearbook.com.cn/book/109115"><text:span text:style-name="T14">06</text:span></text:a><text:a xlink:type="simple" xlink:href="http://www.dearbook.com.cn/book/109115"><text:span text:style-name="T13">月</text:span></text:a><text:a xlink:type="simple" xlink:href="http://www.dearbook.com.cn/book/109115"><text:span text:style-name="T14">22</text:span></text:a><text:a xlink:type="simple" xlink:href="http://www.dearbook.com.cn/book/109115"><text:span text:style-name="T13">日</text:span></text:a><text:a xlink:type="simple" xlink:href="http://www.dearbook.com.cn/book/109115"><text:span text:style-name="T14">, </text:span></text:a><text:a xlink:type="simple" xlink:href="http://www.dearbook.com.cn/book/109115"><text:span text:style-name="T13">星期四 </text:span></text:a><text:a xlink:type="simple" xlink:href="http://www.dearbook.com.cn/book/109115"><text:span text:style-name="T14">13:17 (1198163)</text:span></text:a></text:p>
      </text:section>
      <text:section text:style-name="Sect1" text:name="Section12">
        <text:h text:style-name="P1" text:outline-level="1" text:is-list-header="true"><text:bookmark text:name="main11"/><text:a xlink:type="simple" xlink:href="http://www.dearbook.com.cn/book/109115"><text:span text:style-name="T13">《应用</text:span></text:a><text:a xlink:type="simple" xlink:href="http://www.dearbook.com.cn/book/109115"><text:span text:style-name="T14">Rails</text:span></text:a><text:a xlink:type="simple" xlink:href="http://www.dearbook.com.cn/book/109115"><text:span text:style-name="T13">进行敏捷</text:span></text:a><text:a xlink:type="simple" xlink:href="http://www.dearbook.com.cn/book/109115"><text:span text:style-name="T14">Web</text:span></text:a><text:a xlink:type="simple" xlink:href="http://www.dearbook.com.cn/book/109115"><text:span text:style-name="T13">开发》样章试读</text:span></text:a></text:h>
        <text:p text:style-name="P11"><text:a xlink:type="simple" xlink:href="http://www.dearbook.com.cn/book/109115"><text:span text:style-name="T15">这是第一本关于</text:span></text:a><text:a xlink:type="simple" xlink:href="http://www.rubyonrails.org/" office:target-frame-name="_blank" xlink:show="new"><text:span text:style-name="T14">Ruby on Rails</text:span></text:a><text:span text:style-name="T16">的著作。</text:span></text:p>
        <text:p text:style-name="P11"><text:span text:style-name="T16">全书主要内容分为两大部分。在“构建应用程序”部分中，读者将看到一个完整的“在线购书网站”示例。在演示的过程中，作者真实地再现了一个完整的迭代式开发过程，让读者亲身体验实际应用开发中遇到的各种问题、以及</text:span><text:span text:style-name="T4">Rails</text:span><text:span text:style-name="T16">如何有效解决这些问题。在随后的“</text:span><text:span text:style-name="T4">Rails</text:span><text:span text:style-name="T16">框架”部分中，作者深入介绍了</text:span><text:span text:style-name="T4">Rails</text:span><text:span text:style-name="T16">框架的各个组成部分。尤为值得一提的是本部分的后几章：作者先后介绍了</text:span><text:span text:style-name="T4">Web 2.0</text:span><text:span text:style-name="T16">、</text:span><text:span text:style-name="T4">Web Service</text:span><text:span text:style-name="T16">等流行技术在</text:span><text:span text:style-name="T4">Rails</text:span><text:span text:style-name="T16">中的支持，然后又凭借丰富的实践经验介绍了</text:span><text:span text:style-name="T4">Rails</text:span><text:span text:style-name="T16">在安全性、伸缩性、部署等方面的常见问题和解决方案。</text:span></text:p>
        <text:p text:style-name="P11"><text:span text:style-name="T16">除了上述两部分之外，对</text:span><text:span text:style-name="T4">Rails</text:span><text:span text:style-name="T16">缺乏了解的读者应该首先阅读“起步”部分，通过一个最简单的示例应用感性了解这个时下热门的</text:span><text:span text:style-name="T4">web</text:span><text:span text:style-name="T16">框架。不熟悉</text:span><text:span text:style-name="T4">Ruby</text:span><text:span text:style-name="T16">的读者应该阅读“附录”部分中的“</text:span><text:span text:style-name="T4">Ruby</text:span><text:span text:style-name="T16">简介”，以便了解</text:span><text:span text:style-name="T4">Ruby</text:span><text:span text:style-name="T16">的基本语法与常见用法。整体而言，全书既有直观的实例，又有深入的分析，同时还涵盖了</text:span><text:span text:style-name="T4">web</text:span><text:span text:style-name="T16">应用开发中各方面的相关知识，堪称一部深入浅出的佳作。</text:span></text:p>
        <text:p text:style-name="P11"><text:a xlink:type="simple" xlink:href="http://blog.csdn.net/ruby_on_rails_2006/archive/2006/06/21/818166.aspx" office:target-frame-name="_blank" xlink:show="new"><text:span text:style-name="T15">全书目录</text:span></text:a><text:span text:style-name="T16">  </text:span><text:a xlink:type="simple" xlink:href="http://blog.csdn.net/ruby_on_rails_2006" office:target-frame-name="_blank" xlink:show="new"><text:span text:style-name="T13">出版社为它创建的</text:span></text:a><text:a xlink:type="simple" xlink:href="http://blog.csdn.net/ruby_on_rails_2006" office:target-frame-name="_blank" xlink:show="new"><text:span text:style-name="T14">Blog</text:span></text:a></text:p>
        <text:p text:style-name="P2"><text:span text:style-name="T17">代译序：</text:span><text:a xlink:type="simple" xlink:href="http://blog.csdn.net/gigix/archive/2006/06/20/816557.aspx" office:target-frame-name="_blank" xlink:show="new"><text:span text:style-name="T13">敏捷的奇迹</text:span></text:a><text:span text:style-name="T4"><text:line-break/><text:line-break/></text:span><text:span text:style-name="T17">第四章：</text:span><text:a xlink:type="simple" xlink:href="http://book.csdn.net/bookfiles/40/100401089.shtml" office:target-frame-name="_blank" xlink:show="new"><text:span text:style-name="T13">立竿见影</text:span></text:a><text:span text:style-name="T4"><text:line-break/>“</text:span><text:span text:style-name="T17">现在，我们来编写一个极其简单的</text:span><text:span text:style-name="T4">web</text:span><text:span text:style-name="T17">应用，以验证</text:span><text:span text:style-name="T4">Rails</text:span><text:span text:style-name="T17">已经成功地在我们的机器上落户了。在此过程中，我们还会简单介绍</text:span><text:span text:style-name="T4">Rails</text:span><text:span text:style-name="T17">应用的工作方式。“</text:span><text:span text:style-name="T4"><text:line-break/><text:line-break/></text:span><text:span text:style-name="T17">第十三章：</text:span><text:a xlink:type="simple" xlink:href="http://book.csdn.net/bookfiles/40/100401093.shtml" office:target-frame-name="_blank" xlink:show="new"><text:span text:style-name="T13">深入</text:span></text:a><text:a xlink:type="simple" xlink:href="http://book.csdn.net/bookfiles/40/100401093.shtml" office:target-frame-name="_blank" xlink:show="new"><text:span text:style-name="T14">Rails</text:span></text:a><text:span text:style-name="T4"><text:line-break/>“</text:span><text:span text:style-name="T17">在本书的剩下部分里，我们将一个主题一个主题地</text:span><text:span text:style-name="T4">??</text:span><text:span text:style-name="T17">或者说，一个模块一个模块地</text:span><text:span text:style-name="T4">??</text:span><text:span text:style-name="T17">探索</text:span><text:span text:style-name="T4">Rails</text:span><text:span text:style-name="T17">。本章将为读者拉开大幕。在这一章里，我们将从较高的层面向读者介绍一些必要的指示：目录结构、配置、环境、支撑类、以及调试提示。</text:span><text:span text:style-name="T17">”</text:span><text:span text:style-name="T4"><text:line-break/><text:line-break/></text:span><text:span text:style-name="T17">第二十一章：</text:span><text:a xlink:type="simple" xlink:href="http://book.csdn.net/bookfiles/40/100401101.shtml" office:target-frame-name="_blank" xlink:show="new"><text:span text:style-name="T13">保护</text:span></text:a><text:a xlink:type="simple" xlink:href="http://book.csdn.net/bookfiles/40/100401101.shtml" office:target-frame-name="_blank" xlink:show="new"><text:span text:style-name="T14">Rails</text:span></text:a><text:a xlink:type="simple" xlink:href="http://book.csdn.net/bookfiles/40/100401101.shtml" office:target-frame-name="_blank" xlink:show="new"><text:span text:style-name="T13">应用</text:span></text:a><text:span text:style-name="T4"><text:line-break/>“</text:span><text:span text:style-name="T17">安全是一个大话题</text:span><text:span text:style-name="T4">??</text:span><text:span text:style-name="T17">足够写上一整本书的主题。要用区区一 章篇幅来讲解，是无论如何也不够的。在把你的应用程序放到网上、并招致一片混乱之前，也许你需要做一些安全方面的研究。只要遵循一些最基本的指导原则，你的</text:span><text:span text:style-name="T4">Rails</text:span><text:span text:style-name="T17">应用就会变得安全许多。</text:span><text:span text:style-name="T17">” </text:span></text:p>
        <text:p text:style-name="P2"><text:span text:style-name="T4">2006</text:span><text:span text:style-name="T17">年</text:span><text:span text:style-name="T4">06</text:span><text:span text:style-name="T17">月</text:span><text:span text:style-name="T4">23</text:span><text:span text:style-name="T17">日</text:span><text:span text:style-name="T4">, </text:span><text:span text:style-name="T17">星期五 </text:span><text:span text:style-name="T4">14:50 (1198591)</text:span></text:p>
      </text:section>
      <text:section text:style-name="Sect1" text:name="Section13">
        <text:h text:style-name="P1" text:outline-level="1" text:is-list-header="true"><text:bookmark text:name="main12"/><text:span text:style-name="T4">Ruby/Rails</text:span><text:span text:style-name="T17">书讯</text:span></text:h>
        <text:p text:style-name="Text_20_body"><text:a xlink:type="simple" xlink:href="http://www-128.ibm.com/developerworks/cn/rational/rationaledge/content/feb06/reader/torpey.html" office:target-frame-name="_blank" xlink:show="new"><text:span text:style-name="T13">书评：应用 </text:span></text:a><text:a xlink:type="simple" xlink:href="http://www-128.ibm.com/developerworks/cn/rational/rationaledge/content/feb06/reader/torpey.html" office:target-frame-name="_blank" xlink:show="new"><text:span text:style-name="T14">Rails </text:span></text:a><text:a xlink:type="simple" xlink:href="http://www-128.ibm.com/developerworks/cn/rational/rationaledge/content/feb06/reader/torpey.html" office:target-frame-name="_blank" xlink:show="new"><text:span text:style-name="T13">进行敏捷 </text:span></text:a><text:a xlink:type="simple" xlink:href="http://www-128.ibm.com/developerworks/cn/rational/rationaledge/content/feb06/reader/torpey.html" office:target-frame-name="_blank" xlink:show="new"><text:span text:style-name="T14">Web </text:span></text:a><text:a xlink:type="simple" xlink:href="http://www-128.ibm.com/developerworks/cn/rational/rationaledge/content/feb06/reader/torpey.html" office:target-frame-name="_blank" xlink:show="new"><text:span text:style-name="T13">开发</text:span></text:a><text:span text:style-name="T17"> （</text:span><text:span text:style-name="T4">from IBM developerWorks</text:span><text:span text:style-name="T17">）</text:span></text:p>
        <text:p text:style-name="Text_20_body"><text:a xlink:type="simple" xlink:href="http://www.infoq.com/news/Addison-Wesley-Professional-Ruby" office:target-frame-name="_blank" xlink:show="new"><text:span text:style-name="T14">Addison-Wesley Professional Ruby Book Series Announced</text:span></text:a><text:span text:style-name="T4"><text:line-break/></text:span><text:span text:style-name="T17">这个系列有三本书，</text:span><text:span text:style-name="T4">Professional Ruby on Rails Developer's Guide</text:span><text:span text:style-name="T17">、</text:span><text:span text:style-name="T4">The Ruby Way</text:span><text:span text:style-name="T17">和</text:span><text:span text:style-name="T4">Performance Rails</text:span><text:span text:style-name="T17">。我们的</text:span><text:a xlink:type="simple" xlink:href="http://www.jroller.com/page/obie" office:target-frame-name="_blank" xlink:show="new"><text:span text:style-name="T14">Obie</text:span></text:a><text:span text:style-name="T17">担任编辑，并撰写了其中第一本。另外值得一提的是，</text:span><text:span text:style-name="T4">InfoQ</text:span><text:span text:style-name="T17">这个网站虽然时间不长，确实已经看出好处来了。</text:span></text:p>
        <text:p text:style-name="Text_20_body"><text:a xlink:type="simple" xlink:href="http://www.amazon.com/gp/product/1932394699/104-7011498-2947149?v=glance&amp;n=283155" office:target-frame-name="_blank" xlink:show="new"><text:span text:style-name="T14">Ruby for Rails</text:span></text:a><text:span text:style-name="T17">中文版正在翻译，译者针对一些词的译法</text:span><text:a xlink:type="simple" xlink:href="http://forum.javaeye.com/viewtopic.php?t=21024" office:target-frame-name="_blank" xlink:show="new"><text:span text:style-name="T13">征求意见</text:span></text:a><text:span text:style-name="T17">。这里有一个</text:span><text:a xlink:type="simple" xlink:href="http://www.killersites.com/blog/2006/book-review-ruby-for-rails/" office:target-frame-name="_blank" xlink:show="new"><text:span text:style-name="T13">简短的书评</text:span></text:a><text:span text:style-name="T17">。 </text:span></text:p>
        <text:p text:style-name="P2"><text:span text:style-name="T4">2006</text:span><text:span text:style-name="T17">年</text:span><text:span text:style-name="T4">06</text:span><text:span text:style-name="T17">月</text:span><text:span text:style-name="T4">27</text:span><text:span text:style-name="T17">日</text:span><text:span text:style-name="T4">, </text:span><text:span text:style-name="T17">星期二 </text:span><text:span text:style-name="T4">15:05 (1200040)</text:span></text:p>
      </text:section>
      <text:section text:style-name="Sect1" text:name="Section14">
        <text:h text:style-name="P12" text:outline-level="1" text:is-list-header="true"><text:bookmark text:name="main13"/>Rails on Mongrel</text:h>
        <text:p text:style-name="P2"><text:a xlink:type="simple" xlink:href="http://mongrel.rubyforge.org/index.html"><text:span text:style-name="T14">Mongrel</text:span></text:a><text:span text:style-name="T17">是一个基于</text:span><text:a xlink:type="simple" xlink:href="http://www.ruby-lang.org/en/"><text:span text:style-name="T14">Ruby</text:span></text:a><text:span text:style-name="T17">的</text:span><text:span text:style-name="T4">web</text:span><text:span text:style-name="T17">服务器。更快，比</text:span><text:a xlink:type="simple" xlink:href="http://www.webrick.org/"><text:span text:style-name="T14">WEBrick</text:span></text:a><text:span text:style-name="T17">快得多（而且也可靠得多），支持</text:span><text:a xlink:type="simple" xlink:href="http://mongrel.rubyforge.org/plugins.html"><text:span text:style-name="T13">集群</text:span></text:a><text:span text:style-name="T17">，也不用像配置</text:span><text:a xlink:type="simple" xlink:href="http://www.fastcgi.com/"><text:span text:style-name="T14">FastCGI</text:span></text:a><text:span text:style-name="T17">那么麻烦。有鉴于最近围绕</text:span><text:a xlink:type="simple" xlink:href="http://www.rubyonrails.org/"><text:span text:style-name="T14">Rails</text:span></text:a><text:span text:style-name="T17">展开的</text:span><text:a xlink:type="simple" xlink:href="http://blog.csdn.net/gigix/archive/2006/06/28/845123.aspx"><text:span text:style-name="T13">一系列讨论</text:span></text:a><text:span text:style-name="T17">，</text:span><text:span text:style-name="T4">Mongrel</text:span><text:span text:style-name="T17">应该有所帮助。另外，如果你养了狗，可以把</text:span><text:a xlink:type="simple" xlink:href="http://mongrel.rubyforge.org/dogs.html"><text:span text:style-name="T13">小狗的照片</text:span></text:a><text:span text:style-name="T17">发给</text:span><text:span text:style-name="T4">Zed</text:span><text:span text:style-name="T17">，</text:span><text:span text:style-name="T4">Mongrel</text:span><text:span text:style-name="T17">这个名字就和小狗有关系……</text:span></text:p>
        <text:p text:style-name="P2"><text:span text:style-name="T4">2006</text:span><text:span text:style-name="T17">年</text:span><text:span text:style-name="T4">06</text:span><text:span text:style-name="T17">月</text:span><text:span text:style-name="T4">29</text:span><text:span text:style-name="T17">日</text:span><text:span text:style-name="T4">, </text:span><text:span text:style-name="T17">星期四 </text:span><text:span text:style-name="T4">14:15 (1200784)</text:span></text:p>
      </text:section>
      <text:section text:style-name="Sect1" text:name="Section15">
        <text:h text:style-name="P1" text:outline-level="1" text:is-list-header="true"><text:bookmark text:name="main14"/><text:span text:style-name="T17">学习散记：</text:span><text:span text:style-name="T4">Ruby</text:span><text:span text:style-name="T17">，</text:span><text:span text:style-name="T4">Eclipse</text:span></text:h>
        <text:p text:style-name="P2"><text:span text:style-name="T4">Ruby</text:span><text:span text:style-name="T17">的</text:span><text:a xlink:type="simple" xlink:href="http://gigix.blogdriver.com/diary/gigix/inc/DependencyInjection.pdf"><text:span text:style-name="T14">dependency injection</text:span></text:a><text:span text:style-name="T17">实现，是一个</text:span><text:span text:style-name="T4">Rails</text:span><text:span text:style-name="T17">插件。</text:span><text:span text:style-name="T4">Ruby</text:span><text:span text:style-name="T17">的</text:span><text:span text:style-name="T4">DI</text:span><text:span text:style-name="T17">（或者叫</text:span><text:span text:style-name="T4">IoC</text:span><text:span text:style-name="T17">）框架有好几个，</text:span><text:a xlink:type="simple" xlink:href="http://seep.rubyforge.org/"><text:span text:style-name="T14">Seep</text:span></text:a><text:span text:style-name="T17">、</text:span><text:a xlink:type="simple" xlink:href="http://needle.rubyforge.org/"><text:span text:style-name="T14">Needle</text:span></text:a><text:span text:style-name="T17">、</text:span><text:a xlink:type="simple" xlink:href="http://copland.rubyforge.org/"><text:span text:style-name="T14">Copland</text:span></text:a><text:span text:style-name="T17">。</text:span><text:a xlink:type="simple" xlink:href="http://injection.rubyforge.org/"><text:span text:style-name="T14">Injection</text:span></text:a><text:span text:style-name="T17">用起来也简单，可以注射到控制器。不过，似乎没办法注射到模型对象。</text:span><text:span text:style-name="T4"><text:line-break/><text:line-break/></text:span><text:span text:style-name="T17">找</text:span><text:span text:style-name="T4">IoC</text:span><text:span text:style-name="T17">框架是为了</text:span><text:span text:style-name="T4">mock</text:span><text:span text:style-name="T17">。</text:span><text:a xlink:type="simple" xlink:href="http://rubyforge.org/projects/cmock/"><text:span text:style-name="T14">CMock</text:span></text:a><text:span text:style-name="T17">比较好用的，</text:span><text:span text:style-name="T4">Injection</text:span><text:span text:style-name="T17">的小例子也用了这个</text:span><text:span text:style-name="T4">mock</text:span><text:span text:style-name="T17">框架。另外还有</text:span><text:a xlink:type="simple" xlink:href="http://rubyforge.org/projects/mockr/"><text:span text:style-name="T14">Mockr</text:span></text:a><text:span text:style-name="T17">、</text:span><text:a xlink:type="simple" xlink:href="http://rubyforge.org/projects/mockery/"><text:span text:style-name="T14">Mockery</text:span></text:a><text:span text:style-name="T17">、</text:span><text:a xlink:type="simple" xlink:href="http://rubyforge.org/projects/schmock/"><text:span text:style-name="T14">SchMock</text:span></text:a><text:span text:style-name="T17">可以选择。把</text:span><text:span text:style-name="T4">Injection</text:span><text:span text:style-name="T17">和</text:span><text:span text:style-name="T4">CMock</text:span><text:span text:style-name="T17">这两个插件放进</text:span><text:span text:style-name="T4">Rails</text:span><text:span text:style-name="T17">应用的</text:span><text:span text:style-name="T18">vendor/plugins</text:span><text:span text:style-name="T17">目录，别的，就参考</text:span><text:span text:style-name="T4">Injection</text:span><text:span text:style-name="T17">的例子好了。</text:span><text:span text:style-name="T4"><text:line-break/><text:line-break/>O'Reilly</text:span><text:span text:style-name="T17">的一篇文章：</text:span><text:a xlink:type="simple" xlink:href="http://www.onjava.com/pub/a/onjava/2006/06/28/whats-new-in-eclipse-3-2-java-development-tools.html"><text:span text:style-name="T14">Eclipse 3.2</text:span></text:a><text:a xlink:type="simple" xlink:href="http://www.onjava.com/pub/a/onjava/2006/06/28/whats-new-in-eclipse-3-2-java-development-tools.html"><text:span text:style-name="T13">新特性</text:span></text:a><text:span text:style-name="T17">。</text:span><text:span text:style-name="T4">3.2</text:span><text:span text:style-name="T17">的</text:span><text:span text:style-name="T4">JDT</text:span><text:span text:style-name="T17">兼容</text:span><text:a xlink:type="simple" xlink:href="https://mustang.dev.java.net/"><text:span text:style-name="T14">Java6</text:span></text:a><text:a xlink:type="simple" xlink:href="https://mustang.dev.java.net/"><text:span text:style-name="T13">（</text:span></text:a><text:a xlink:type="simple" xlink:href="https://mustang.dev.java.net/"><text:span text:style-name="T14">Mustang</text:span></text:a><text:a xlink:type="simple" xlink:href="https://mustang.dev.java.net/"><text:span text:style-name="T13">）</text:span></text:a><text:span text:style-name="T17">。另外</text:span><text:span text:style-name="T4">Eclipse</text:span><text:span text:style-name="T17">发布了用于支持开发过程的</text:span><text:a xlink:type="simple" xlink:href="http://www.eclipse.org/tptp/"><text:span text:style-name="T13">测试与性能测试平台</text:span></text:a><text:span text:style-name="T17">，</text:span><text:a xlink:type="simple" xlink:href="http://www.infoq.com/news/Continuous-Integration-Callisto"><text:span text:style-name="T14">InfoQ</text:span></text:a><text:a xlink:type="simple" xlink:href="http://www.infoq.com/news/Continuous-Integration-Callisto"><text:span text:style-name="T13">的一篇文章</text:span></text:a><text:span text:style-name="T17">介绍了这个工具集。</text:span><text:span text:style-name="T4">Eclipse</text:span><text:span text:style-name="T17">的最近一次发布代号叫</text:span><text:a xlink:type="simple" xlink:href="http://www.eclipse.org/callisto/"><text:span text:style-name="T14">Callisto</text:span></text:a><text:span text:style-name="T17">，</text:span><text:span text:style-name="T4">10</text:span><text:span text:style-name="T17">个项目同时发布。</text:span><text:span text:style-name="T4">Eclipse</text:span><text:span text:style-name="T17">本身支持很多敏捷实践，又是由分布在全球十多个国家的两百多名开发者采用敏捷方法来开发的，</text:span><text:span text:style-name="T4">Callisto</text:span><text:span text:style-name="T17">这次发布被看作是</text:span><text:a xlink:type="simple" xlink:href="http://www.infoq.com/news/Eclipse-Callisto-Agile-Success"><text:span text:style-name="T13">敏捷方法的一次伟大胜利</text:span></text:a><text:span text:style-name="T17">。</text:span></text:p>
        <text:p text:style-name="P2"><text:span text:style-name="T4">2006</text:span><text:span text:style-name="T17">年</text:span><text:span text:style-name="T4">07</text:span><text:span text:style-name="T17">月</text:span><text:span text:style-name="T4">1</text:span><text:span text:style-name="T17">日</text:span><text:span text:style-name="T4">, </text:span><text:span text:style-name="T17">星期六 </text:span><text:span text:style-name="T4">16:50 (1201516)</text:span></text:p>
      </text:section>
      <text:section text:style-name="Sect1" text:name="Section16">
        <text:h text:style-name="P1" text:outline-level="1" text:is-list-header="true"><text:bookmark text:name="main15"/><text:span text:style-name="T17">《应用</text:span><text:span text:style-name="T4">Rails</text:span><text:span text:style-name="T17">进行敏捷</text:span><text:span text:style-name="T4">Web</text:span><text:span text:style-name="T17">开发》上市</text:span></text:h>
        <text:p text:style-name="Text_20_body"><text:a xlink:type="simple" xlink:href="http://www.dearbook.com.cn/book/109115" office:target-frame-name="_blank" xlink:show="new"><text:span text:style-name="T14">(there's an image) <text:line-break/>Agile Web Development with Rails</text:span></text:a><text:a xlink:type="simple" xlink:href="http://www.dearbook.com.cn/book/109115" office:target-frame-name="_blank" xlink:show="new"><text:span text:style-name="T13">，</text:span></text:a><text:a xlink:type="simple" xlink:href="http://www.dearbook.com.cn/book/109115" office:target-frame-name="_blank" xlink:show="new"><text:span text:style-name="T14">Dave Thomas and DHH</text:span></text:a><text:a xlink:type="simple" xlink:href="http://www.dearbook.com.cn/book/109115" office:target-frame-name="_blank" xlink:show="new"><text:span text:style-name="T13">，电子工业出版社，林芷薰译。今天中译本开始上市，应该很快就可以在书店和</text:span></text:a><text:a xlink:type="simple" xlink:href="http://www.dearbook.com.cn/book/109115" office:target-frame-name="_blank" xlink:show="new"><text:span text:style-name="T14">dearbook</text:span></text:a><text:a xlink:type="simple" xlink:href="http://www.dearbook.com.cn/book/109115" office:target-frame-name="_blank" xlink:show="new"><text:span text:style-name="T13">买到了。</text:span></text:a></text:p>
        <text:p text:style-name="P11"><text:a xlink:type="simple" xlink:href="http://blog.csdn.net/ruby_on_rails_2006/archive/2006/06/21/818166.aspx" office:target-frame-name="_blank" xlink:show="new"><text:span text:style-name="T15">全书目录</text:span></text:a><text:span text:style-name="T16"> </text:span><text:a xlink:type="simple" xlink:href="http://blog.csdn.net/gigix/archive/2006/07/21/951391.aspx"><text:span text:style-name="T15">海外读者书评</text:span></text:a><text:span text:style-name="T16"> </text:span><text:a xlink:type="simple" xlink:href="http://blog.csdn.net/ruby_on_rails_2006" office:target-frame-name="_blank" xlink:show="new"><text:span text:style-name="T13">出版社为它创建的</text:span></text:a><text:a xlink:type="simple" xlink:href="http://blog.csdn.net/ruby_on_rails_2006" office:target-frame-name="_blank" xlink:show="new"><text:span text:style-name="T14">Blog</text:span></text:a></text:p>
        <text:p text:style-name="P2"><text:span text:style-name="T17">代译序：</text:span><text:a xlink:type="simple" xlink:href="http://blog.csdn.net/gigix/archive/2006/06/20/816557.aspx" office:target-frame-name="_blank" xlink:show="new"><text:span text:style-name="T13">敏捷的奇迹</text:span></text:a><text:span text:style-name="T4"><text:line-break/><text:line-break/></text:span><text:span text:style-name="T17">样章试读：第四章</text:span><text:a xlink:type="simple" xlink:href="http://book.csdn.net/bookfiles/40/100401089.shtml" office:target-frame-name="_blank" xlink:show="new"><text:span text:style-name="T13">立竿见影</text:span></text:a><text:span text:style-name="T17">，第十三章</text:span><text:a xlink:type="simple" xlink:href="http://book.csdn.net/bookfiles/40/100401093.shtml" office:target-frame-name="_blank" xlink:show="new"><text:span text:style-name="T13">深入</text:span></text:a><text:a xlink:type="simple" xlink:href="http://book.csdn.net/bookfiles/40/100401093.shtml" office:target-frame-name="_blank" xlink:show="new"><text:span text:style-name="T14">Rails</text:span></text:a><text:span text:style-name="T17">，第二十一章</text:span><text:a xlink:type="simple" xlink:href="http://book.csdn.net/bookfiles/40/100401101.shtml" office:target-frame-name="_blank" xlink:show="new"><text:span text:style-name="T13">保护</text:span></text:a><text:a xlink:type="simple" xlink:href="http://book.csdn.net/bookfiles/40/100401101.shtml" office:target-frame-name="_blank" xlink:show="new"><text:span text:style-name="T14">Rails</text:span></text:a><text:a xlink:type="simple" xlink:href="http://book.csdn.net/bookfiles/40/100401101.shtml" office:target-frame-name="_blank" xlink:show="new"><text:span text:style-name="T13">应用</text:span></text:a></text:p>
        <text:p text:style-name="P2"><text:span text:style-name="T4">2006</text:span><text:span text:style-name="T17">年</text:span><text:span text:style-name="T4">07</text:span><text:span text:style-name="T17">月</text:span><text:span text:style-name="T4">20</text:span><text:span text:style-name="T17">日</text:span><text:span text:style-name="T4">, </text:span><text:span text:style-name="T17">星期四 </text:span><text:span text:style-name="T4">11:46 (1208404)</text:span></text:p>
      </text:section>
      <text:section text:style-name="Sect1" text:name="Section17">
        <text:h text:style-name="P1" text:outline-level="1" text:is-list-header="true"><text:bookmark text:name="main16"/><text:span text:style-name="T4">Ruby</text:span><text:span text:style-name="T17">完全读书指南</text:span></text:h>
        <text:p text:style-name="P2"><text:span text:style-name="T17">随着</text:span><text:span text:style-name="T4">Ruby</text:span><text:span text:style-name="T17">和</text:span><text:span text:style-name="T4">Rails</text:span><text:span text:style-name="T17">的不断升温，可以预见很快就会有更多阐述某一细部的技术书籍出现，各种经验与模式也会结集出版。也许不久之后，就再也没人能像作者这样给出一份“</text:span><text:span text:style-name="T4">Ruby</text:span><text:span text:style-name="T17">完全读书指南”了。所以，能读到这样一篇文章，就当做是</text:span><text:span text:style-name="T4">Ruby</text:span><text:span text:style-name="T17">与你的缘分吧。</text:span><text:span text:style-name="T4"><text:line-break/><text:line-break/></text:span><text:a xlink:type="simple" xlink:href="http://www.gmw.cn/01ds/2006-07/19/content_452687.htm" office:target-frame-name="_blank" xlink:show="new"><text:span text:style-name="T13">《中华读书报》</text:span></text:a><text:a xlink:type="simple" xlink:href="http://www.gmw.cn/01ds/2006-07/19/content_452687.htm" office:target-frame-name="_blank" xlink:show="new"><text:span text:style-name="T14">2006</text:span></text:a><text:a xlink:type="simple" xlink:href="http://www.gmw.cn/01ds/2006-07/19/content_452687.htm" office:target-frame-name="_blank" xlink:show="new"><text:span text:style-name="T13">年</text:span></text:a><text:a xlink:type="simple" xlink:href="http://www.gmw.cn/01ds/2006-07/19/content_452687.htm" office:target-frame-name="_blank" xlink:show="new"><text:span text:style-name="T14">7</text:span></text:a><text:a xlink:type="simple" xlink:href="http://www.gmw.cn/01ds/2006-07/19/content_452687.htm" office:target-frame-name="_blank" xlink:show="new"><text:span text:style-name="T13">月</text:span></text:a><text:a xlink:type="simple" xlink:href="http://www.gmw.cn/01ds/2006-07/19/content_452687.htm" office:target-frame-name="_blank" xlink:show="new"><text:span text:style-name="T14">19</text:span></text:a><text:a xlink:type="simple" xlink:href="http://www.gmw.cn/01ds/2006-07/19/content_452687.htm" office:target-frame-name="_blank" xlink:show="new"><text:span text:style-name="T13">日，</text:span></text:a><text:a xlink:type="simple" xlink:href="http://www.gmw.cn/01ds/2006-07/19/content_452687.htm" office:target-frame-name="_blank" xlink:show="new"><text:span text:style-name="T14">Ruby</text:span></text:a><text:a xlink:type="simple" xlink:href="http://www.gmw.cn/01ds/2006-07/19/content_452687.htm" office:target-frame-name="_blank" xlink:show="new"><text:span text:style-name="T13">完全读书指南</text:span></text:a></text:p>
        <text:p text:style-name="P2"><text:span text:style-name="T4">2006</text:span><text:span text:style-name="T17">年</text:span><text:span text:style-name="T4">07</text:span><text:span text:style-name="T17">月</text:span><text:span text:style-name="T4">21</text:span><text:span text:style-name="T17">日</text:span><text:span text:style-name="T4">, </text:span><text:span text:style-name="T17">星期五 </text:span><text:span text:style-name="T4">08:44 (1208634)</text:span></text:p>
      </text:section>
      <text:section text:style-name="Sect1" text:name="Section18">
        <text:h text:style-name="P1" text:outline-level="1" text:is-list-header="true"><text:bookmark text:name="main17"/><text:span text:style-name="T17">中国的</text:span><text:span text:style-name="T4">Ruby on Rails</text:span><text:span text:style-name="T17">案例</text:span></text:h>
        <text:p text:style-name="P2"><text:span text:style-name="T17">（持续更新中。以下宣传词都来自原网站。）</text:span><text:span text:style-name="T4"><text:line-break/></text:span><text:span text:style-name="T17">（我对你的</text:span><text:span text:style-name="T4">Rails</text:span><text:span text:style-name="T17">案例有兴趣。如果你有一个</text:span><text:span text:style-name="T4">Rails</text:span><text:span text:style-name="T17">案例并且愿意与别人分享，请在本文后面回复，或者给我邮件：</text:span><text:span text:style-name="T4">gigix1980 at gmail dot com</text:span><text:span text:style-name="T17">）</text:span><text:span text:style-name="T4"><text:line-break/><text:line-break/></text:span><text:span text:style-name="T17">易做：轻松做好每件事</text:span><text:span text:style-name="T4"><text:line-break/></text:span><text:a xlink:type="simple" xlink:href="http://www.ezzuo.com/"><text:span text:style-name="T14">http://www.ezzuo.com/</text:span></text:a><text:span text:style-name="T4"><text:line-break/><text:line-break/>Iease</text:span><text:span text:style-name="T17">：最好的日程管理、分享、定制、搜索服务</text:span><text:span text:style-name="T4"><text:line-break/></text:span><text:a xlink:type="simple" xlink:href="http://www.iease.com.cn/"><text:span text:style-name="T14">http://www.iease.com.cn/</text:span></text:a><text:span text:style-name="T4"><text:line-break/><text:line-break/></text:span><text:span text:style-name="T17">发生网：什么即将发生……</text:span><text:span text:style-name="T4"><text:line-break/></text:span><text:a xlink:type="simple" xlink:href="http://www.8sheng.com/"><text:span text:style-name="T14">http://www.8sheng.com/</text:span></text:a><text:span text:style-name="T4"><text:line-break/><text:line-break/>Soopie</text:span><text:span text:style-name="T17">：</text:span><text:span text:style-name="T4">Share the spots!<text:line-break/></text:span><text:a xlink:type="simple" xlink:href="http://www.soopie.com/"><text:span text:style-name="T14">http://www.soopie.com/</text:span></text:a><text:span text:style-name="T4"><text:line-break/><text:line-break/>Hamster</text:span><text:span text:style-name="T17">：一套先进的</text:span><text:span text:style-name="T4">Web</text:span><text:span text:style-name="T17">进销存管理系统</text:span><text:span text:style-name="T4"><text:line-break/></text:span><text:a xlink:type="simple" xlink:href="http://www.bizwiki.cn/13buzz/hamster.html"><text:span text:style-name="T14">http://www.bizwiki.cn/13buzz/hamster.html</text:span></text:a></text:p>
        <text:p text:style-name="P2"><text:span text:style-name="T4">2006</text:span><text:span text:style-name="T17">年</text:span><text:span text:style-name="T4">07</text:span><text:span text:style-name="T17">月</text:span><text:span text:style-name="T4">30</text:span><text:span text:style-name="T17">日</text:span><text:span text:style-name="T4">, </text:span><text:span text:style-name="T17">星期日 </text:span><text:span text:style-name="T4">17:59 (1211714)</text:span></text:p>
      </text:section>
      <text:section text:style-name="Sect1" text:name="Section19">
        <text:h text:style-name="P13" text:outline-level="1" text:is-list-header="true"><text:bookmark text:name="main18"/>时间不够，只争朝夕</text:h>
        <text:p text:style-name="P2"><text:span text:style-name="T4">Mike</text:span><text:span text:style-name="T17">说，你们中国人是不是不用睡觉，</text:span><text:span text:style-name="T4">24</text:span><text:span text:style-name="T17">小时都工作啊？</text:span><text:span text:style-name="T4"><text:line-break/></text:span><text:span text:style-name="T17">我心想，要是真可以就好了。</text:span><text:span text:style-name="T4"><text:line-break/></text:span><text:span text:style-name="T17">美国的</text:span><text:span text:style-name="T4">Rails</text:span><text:span text:style-name="T17">外包项目已经发到北京了。</text:span><text:span text:style-name="T4"><text:line-break/>ThoughtWorks</text:span><text:span text:style-name="T17">又一个</text:span><text:span text:style-name="T4">Rails</text:span><text:span text:style-name="T17">项目要开工。</text:span><text:span text:style-name="T4"><text:line-break/></text:span><text:span text:style-name="T17">连</text:span><text:span text:style-name="T4">Flex</text:span><text:span text:style-name="T17">都支持</text:span><text:span text:style-name="T4">Rails</text:span><text:span text:style-name="T17">了。</text:span><text:span text:style-name="T4"><text:line-break/></text:span><text:span text:style-name="T17">而我的东西还没做出来。</text:span><text:span text:style-name="T4"><text:line-break/></text:span><text:span text:style-name="T17">这样下去会变成起大早赶晚集吗？</text:span><text:span text:style-name="T4"><text:line-break/></text:span><text:span text:style-name="T17">时间太不够了……</text:span></text:p>
        <text:p text:style-name="P2"><text:span text:style-name="T4">2006</text:span><text:span text:style-name="T17">年</text:span><text:span text:style-name="T4">09</text:span><text:span text:style-name="T17">月</text:span><text:span text:style-name="T4">14</text:span><text:span text:style-name="T17">日</text:span><text:span text:style-name="T4">, </text:span><text:span text:style-name="T17">星期四 </text:span><text:span text:style-name="T4">21:36 (1227212)</text:span></text:p>
      </text:section>
      <text:section text:style-name="Sect1" text:name="Section20">
        <text:h text:style-name="P12" text:outline-level="1" text:is-list-header="true"><text:bookmark text:name="main19"/>AWDWR II is coming</text:h>
        <text:p text:style-name="P2"><text:span text:style-name="T17">来自林芷薰的消息：</text:span><text:a xlink:type="simple" xlink:href="http://www.pragmaticprogrammer.com/titles/rails/index.html"><text:span text:style-name="T14">Agile Web Development with Rails</text:span></text:a><text:a xlink:type="simple" xlink:href="http://www.pragmaticprogrammer.com/titles/rails/index.html"><text:span text:style-name="T13">（第二版）</text:span></text:a><text:span text:style-name="T17">已经翻译完成，将于一周后交稿进入出版流程。 </text:span></text:p>
        <text:p text:style-name="P2"><text:span text:style-name="T4">2007</text:span><text:span text:style-name="T17">年</text:span><text:span text:style-name="T4">02</text:span><text:span text:style-name="T17">月</text:span><text:span text:style-name="T4">5</text:span><text:span text:style-name="T17">日</text:span><text:span text:style-name="T4">, </text:span><text:span text:style-name="T17">星期一 </text:span><text:span text:style-name="T4">13:21 (1261338)</text:span></text:p>
      </text:section>
      <text:section text:style-name="Sect1" text:name="Section21">
        <text:h text:style-name="P1" text:outline-level="1" text:is-list-header="true"><text:bookmark text:name="main20"/><text:span text:style-name="T4">Programming Ruby</text:span><text:span text:style-name="T17">中文版先读为快</text:span></text:h>
        <text:p text:style-name="P2"><text:a xlink:type="simple" xlink:href="http://book.csdn.net/bookfiles/271/"><text:span text:style-name="T14">http://book.csdn.net/bookfiles/271/</text:span></text:a><text:span text:style-name="T4"><text:line-break/><text:line-break/></text:span><text:span text:style-name="T17">孟岩的推荐序：</text:span><text:a xlink:type="simple" xlink:href="http://book.csdn.net/bookfiles/271/10027111959.shtml"><text:span text:style-name="T14">http://book.csdn.net/bookfiles/271/10027111959.shtml</text:span></text:a><text:span text:style-name="T4"><text:line-break/></text:span><text:span text:style-name="T17">我的推荐序：</text:span><text:a xlink:type="simple" xlink:href="http://blog.csdn.net/gigix/archive/2007/02/08/1505657.aspx"><text:span text:style-name="T14">"Ruby".say_hello</text:span></text:a></text:p>
        <text:p text:style-name="P2"><text:span text:style-name="T4">2007</text:span><text:span text:style-name="T17">年</text:span><text:span text:style-name="T4">02</text:span><text:span text:style-name="T17">月</text:span><text:span text:style-name="T4">8</text:span><text:span text:style-name="T17">日</text:span><text:span text:style-name="T4">, </text:span><text:span text:style-name="T17">星期四 </text:span><text:span text:style-name="T4">19:53 (1261872)</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face style:name="Courier New1" svg:font-family="'Courier New'"/>
    <style:font-face style:name="Courier New" svg:font-family="'Courier New', Courier, Monospace"/>
    <style:font-face style:name="GB2312" svg:font-family="GB2312"/>
    <style:font-face style:name="SimSun" svg:font-family="SimSun"/>
    <style:font-face style:name="StarSymbol" svg:font-family="StarSymbol"/>
    <style:font-face style:name="Verdana" svg:font-family="Verdana"/>
    <style:font-face style:name="courier new" svg:font-family="'courier new', courier, monospace"/>
    <style:font-face style:name="verdana" svg:font-family="verdana, arial, helvetica"/>
    <style:font-face style:name="新宋体" svg:font-family="新宋体"/>
    <style:font-face style:name="楷体_GB23121" svg:font-family="楷体_GB2312"/>
    <style:font-face style:name="楷体_GB2312" svg:font-family="楷体_GB2312, sans-serif"/>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Bitstream Vera Sans"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Bitstream Vera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Bitstream Vera Sans" style:font-size-complex="12pt" style:font-weight-complex="bold"/>
    </style:style>
    <style:style style:name="List" style:family="paragraph" style:parent-style-name="Text_20_body" style:class="list">
      <style:text-properties style:font-name-complex="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ff Xiong</meta:initial-creator>
    <meta:creation-date>2007-02-23T13:33:25</meta:creation-date>
    <dc:creator>Jeff Xiong</dc:creator>
    <dc:date>2007-02-23T13:38:21</dc:date>
    <dc:language>en-US</dc:language>
    <meta:editing-cycles>2</meta:editing-cycles>
    <meta:editing-duration>PT16S</meta:editing-duration>
    <meta:user-defined meta:name="Info 1"/>
    <meta:user-defined meta:name="Info 2"/>
    <meta:user-defined meta:name="Info 3"/>
    <meta:user-defined meta:name="Info 4"/>
    <meta:document-statistic meta:table-count="2" meta:image-count="0" meta:object-count="0" meta:page-count="22" meta:paragraph-count="146" meta:word-count="1827" meta:character-count="10211"/>
  </office:meta>
</office:document-meta>
</file>